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9.906cm" style:rel-column-width="38186*"/>
    </style:style>
    <style:style style:name="Tabelle2.B" style:family="table-column">
      <style:table-column-properties style:column-width="7.094cm" style:rel-column-width="2734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d48b1c" officeooo:paragraph-rsid="00d48b1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0f7f1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6pt" fo:font-style="italic" officeooo:rsid="00e8c5e1" officeooo:paragraph-rsid="0107589b" style:font-size-asian="5.25pt" style:font-style-asian="italic" style:font-size-complex="6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d7092c" officeooo:paragraph-rsid="0107589b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107589b" officeooo:paragraph-rsid="0107589b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officeooo:rsid="00e22fb2" officeooo:paragraph-rsid="0107589b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rsid="00e5ace2" officeooo:paragraph-rsid="0107589b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0d7092c" officeooo:paragraph-rsid="0107589b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rsid="00e1bef9" officeooo:paragraph-rsid="0107589b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rsid="00ff5b33" officeooo:paragraph-rsid="0107589b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officeooo:rsid="0107589b" officeooo:paragraph-rsid="0107589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0e5ace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107589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efa29a" officeooo:paragraph-rsid="00f7eb9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efa29a" officeooo:paragraph-rsid="0108439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e5ace2" officeooo:paragraph-rsid="0106615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6615d" officeooo:paragraph-rsid="0106615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6615d" officeooo:paragraph-rsid="010938c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6615d" officeooo:paragraph-rsid="0107589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09e022" officeooo:paragraph-rsid="0109e02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09e022" officeooo:paragraph-rsid="010b5c1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bold" officeooo:rsid="0109e022" officeooo:paragraph-rsid="0109e022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e47048" officeooo:paragraph-rsid="0106615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0d575d0" officeooo:paragraph-rsid="00e5ace2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0e47048" officeooo:paragraph-rsid="0106615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0533a5" style:font-size-asian="10pt" style:font-style-asian="normal" style:font-size-complex="10pt" style:font-style-complex="normal"/>
    </style:style>
    <style:style style:name="P28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06615d" officeooo:paragraph-rsid="010938c5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efa29a" officeooo:paragraph-rsid="01084397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afa5b" officeooo:paragraph-rsid="00f7eb9f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ad115" officeooo:paragraph-rsid="00fad115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09e022" officeooo:paragraph-rsid="0109e02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0d575d0" officeooo:paragraph-rsid="00e5ace2" style:font-size-asian="8.75pt" style:font-weight-asian="normal" style:font-size-complex="10pt" style:font-weight-complex="normal"/>
    </style:style>
    <style:style style:name="P34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officeooo:paragraph-rsid="0109e022"/>
    </style:style>
    <style:style style:name="P3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font-style="normal" officeooo:rsid="010b5c18" officeooo:paragraph-rsid="010b5c18" style:font-style-asian="normal" style:font-style-complex="normal"/>
    </style:style>
    <style:style style:name="P3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font-style="normal" officeooo:paragraph-rsid="0109e022" style:font-style-asian="normal" style:font-style-complex="normal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d9535d"/>
    </style:style>
    <style:style style:name="T4" style:family="text">
      <style:text-properties style:font-name="Courier New" officeooo:rsid="00e1bef9"/>
    </style:style>
    <style:style style:name="T5" style:family="text">
      <style:text-properties style:font-name="Courier New" officeooo:rsid="00e5ace2"/>
    </style:style>
    <style:style style:name="T6" style:family="text">
      <style:text-properties style:font-name="Courier New" officeooo:rsid="00f72cdf"/>
    </style:style>
    <style:style style:name="T7" style:family="text">
      <style:text-properties style:font-name="Courier New" officeooo:rsid="00fb9c25"/>
    </style:style>
    <style:style style:name="T8" style:family="text">
      <style:text-properties style:font-name="Courier New" officeooo:rsid="00ff5b33"/>
    </style:style>
    <style:style style:name="T9" style:family="text">
      <style:text-properties style:font-name="Courier New" officeooo:rsid="0107589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084397" style:font-weight-asian="bold" style:font-weight-complex="bold"/>
    </style:style>
    <style:style style:name="T12" style:family="text">
      <style:text-properties fo:font-weight="bold" officeooo:rsid="0109e022" style:font-weight-asian="bold" style:font-weight-complex="bold"/>
    </style:style>
    <style:style style:name="T13" style:family="text">
      <style:text-properties officeooo:rsid="00e5ace2"/>
    </style:style>
    <style:style style:name="T14" style:family="text">
      <style:text-properties officeooo:rsid="00e927b4"/>
    </style:style>
    <style:style style:name="T15" style:family="text">
      <style:text-properties officeooo:rsid="00fad115"/>
    </style:style>
    <style:style style:name="T16" style:family="text">
      <style:text-properties officeooo:rsid="00ff5b33"/>
    </style:style>
    <style:style style:name="T17" style:family="text">
      <style:text-properties officeooo:rsid="0101ea43"/>
    </style:style>
    <style:style style:name="T18" style:family="text">
      <style:text-properties officeooo:rsid="00840c47"/>
    </style:style>
    <style:style style:name="T1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1084397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10938c5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109e022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10d9a3a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bold" officeooo:rsid="01084397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style="normal" fo:font-weight="normal" officeooo:rsid="0109e022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fo:font-weight="normal" officeooo:rsid="010b5c18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fo:font-weight="normal" officeooo:rsid="010d9a3a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107589b"/>
    </style:style>
    <style:style style:name="T29" style:family="text">
      <style:text-properties officeooo:rsid="01084397"/>
    </style:style>
    <style:style style:name="T30" style:family="text">
      <style:text-properties officeooo:rsid="010938c5"/>
    </style:style>
    <style:style style:name="T31" style:family="text">
      <style:text-properties officeooo:rsid="0109e022"/>
    </style:style>
    <style:style style:name="T32" style:family="text">
      <style:text-properties fo:font-style="normal" officeooo:rsid="0109e022" style:font-style-asian="normal" style:font-style-complex="normal"/>
    </style:style>
    <style:style style:name="T33" style:family="text">
      <style:text-properties fo:font-style="normal" officeooo:rsid="01084397" style:font-style-asian="normal" style:font-style-complex="normal"/>
    </style:style>
    <style:style style:name="T34" style:family="text">
      <style:text-properties officeooo:rsid="010d3571"/>
    </style:style>
    <style:style style:name="T35" style:family="text">
      <style:text-properties officeooo:rsid="010d9a3a"/>
    </style:style>
    <style:style style:name="T36" style:family="text">
      <style:text-properties officeooo:rsid="010dc733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0d357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Objektorientierte Programmierung soll Teamarbeit unterstützen. Wir betrachten beispielhaft ein Projekt, bei dem eine Software für die Verwaltung des Fuhrparks <text:span text:style-name="T31">einer Firma</text:span> (also der firmeneigenen Fahrzeuge) entwickelt wird. </text:p>
      <text:p text:style-name="P19"/>
      <text:p text:style-name="P19"><text:span text:style-name="T35">Ein </text:span>Programmierer übernimmt dabei die Implementierung der <text:span text:style-name="T10">Klasse Fahrzeug</text:span>, deren Objekte die einzelnen Fahrzeuge des Fuhrparks darstellen. Für die Software sind dabei die Kilometerstände, die Größe der Benzintanks und der aktuelle Füllstand relevant. <text:span text:style-name="T30">Der Kilometerstand läuft beim Fahren immer weiter, wird also nie auf 0 zurückgesetzt. Vereinfachend verbraucht </text:span>jedes Fahrzeug pro 100 km 10 L Benzin.</text:p>
      <text:p text:style-name="P18"/>
      <text:p text:style-name="P19">Ein anderer Programmierer übernimmt die <text:span text:style-name="T12">K</text:span><text:span text:style-name="T10">lasse </text:span><text:span text:style-name="T12">Fuhrpark</text:span>, <text:span text:style-name="T30">die</text:span> folgende<text:span text:style-name="T30">n</text:span> Ablauf simulier<text:span text:style-name="T30">en</text:span> soll: </text:p>
      <text:list xml:id="list2188190739" text:style-name="L1">
        <text:list-item>
          <text:p text:style-name="P28">Es werden zwei Fahrzeuge mit 50 L bzw. 70 L Tankgröße erzeugt. </text:p>
        </text:list-item>
        <text:list-item>
          <text:p text:style-name="P28">Die Fahrzeuge fahren eine Strecke von 450 km bzw. 550 km. </text:p>
        </text:list-item>
        <text:list-item>
          <text:p text:style-name="P28">Falls die Fahrzeuge danach einen Füllstand von weniger als 10 L haben, werden sie vollgetankt.</text:p>
        </text:list-item>
      </text:list>
      <text:p text:style-name="P18"/>
      <text:p text:style-name="P18"><text:span text:style-name="T31">Der</text:span> folgende Quellcode <text:span text:style-name="T31">zeigt</text:span> ein<text:span text:style-name="T31">en</text:span> Vorschlag der beiden Programmierer: </text:p>
      <text:p text:style-name="P14"/>
      <text:p text:style-name="P1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Programmierer A</text:p>
            <text:p text:style-name="P4"/>
          </table:table-cell>
          <table:table-cell table:style-name="Tabelle2.A1" office:value-type="string">
            <text:p text:style-name="P6">Programmierer B</text:p>
          </table:table-cell>
        </table:table-row>
        <table:table-row>
          <table:table-cell table:style-name="Tabelle2.A2" office:value-type="string">
            <text:p text:style-name="P5"><text:span text:style-name="T8">01 <text:s/></text:span><text:span text:style-name="T2">class </text:span><text:span text:style-name="T5">Fuhrpark</text:span><text:span text:style-name="T2"><text:line-break/></text:span><text:span text:style-name="T8">02 <text:s/></text:span><text:span text:style-name="T2">{<text:line-break/></text:span><text:span text:style-name="T8">03 <text:s/></text:span><text:span text:style-name="T2"><text:s text:c="3"/></text:span><text:span text:style-name="T5">Fahrzeug</text:span><text:span text:style-name="T3"> </text:span><text:span text:style-name="T9">f1</text:span><text:span text:style-name="T6">, </text:span><text:span text:style-name="T9">f2</text:span><text:span text:style-name="T2">; <text:s text:c="2"/></text:span></text:p>
            <text:p text:style-name="P10"><text:span text:style-name="T16">04</text:span> <text:s text:c="2"/></text:p>
            <text:p text:style-name="P10"><text:span text:style-name="T16">05 <text:s/></text:span><text:s text:c="3"/><text:span text:style-name="T14">Fuhrpark()</text:span></text:p>
            <text:p text:style-name="P10"><text:span text:style-name="T16">06 <text:s/></text:span><text:s text:c="3"/><text:span text:style-name="T14">{</text:span></text:p>
            <text:p text:style-name="P10"><text:span text:style-name="T16">07 <text:s/></text:span><text:s text:c="6"/><text:span text:style-name="T28">f1 = new Fahrzeug();</text:span></text:p>
            <text:p text:style-name="P10"><text:span text:style-name="T28">08</text:span> <text:s text:c="7"/><text:span text:style-name="T28">f2 = new Fahrzeug();</text:span></text:p>
            <text:p text:style-name="P5"><text:span text:style-name="T8">0</text:span><text:span text:style-name="T9">9</text:span><text:span text:style-name="T8"> <text:s/></text:span><text:span text:style-name="T4"><text:s text:c="6"/></text:span><text:span text:style-name="T9">f1</text:span><text:span text:style-name="T5">.tank</text:span><text:span text:style-name="T9">Größe</text:span><text:span text:style-name="T5"> = -</text:span><text:span text:style-name="T9">50</text:span><text:span text:style-name="T5">.0;</text:span></text:p>
            <text:p text:style-name="P5"><text:span text:style-name="T9">10</text:span><text:span text:style-name="T5"> <text:s text:c="7"/></text:span><text:span text:style-name="T9">f2.tankGröße = <text:s/>70.0;</text:span></text:p>
            <text:p text:style-name="P10"><text:span text:style-name="T28">11 <text:s/></text:span><text:s text:c="3"/><text:span text:style-name="T14">}</text:span></text:p>
            <text:p text:style-name="P11">1<text:span text:style-name="T28">2</text:span></text:p>
            <text:p text:style-name="P5"><text:span text:style-name="T8">1</text:span><text:span text:style-name="T9">3</text:span><text:span text:style-name="T8"> <text:s/></text:span><text:span text:style-name="T4"><text:s text:c="3"/></text:span><text:span text:style-name="T2">void main()<text:line-break/></text:span><text:span text:style-name="T8">1</text:span><text:span text:style-name="T9">4</text:span><text:span text:style-name="T8"> <text:s/></text:span><text:span text:style-name="T2"><text:s text:c="3"/>{</text:span></text:p>
            <text:p text:style-name="P5"><text:span text:style-name="T8">1</text:span><text:span text:style-name="T9">5</text:span><text:span text:style-name="T8"> <text:s/></text:span><text:span text:style-name="T2"><text:s text:c="6"/></text:span><text:span text:style-name="T9">f1</text:span><text:span text:style-name="T7">.kmStand += </text:span><text:span text:style-name="T9">45</text:span><text:span text:style-name="T7">0.0;</text:span></text:p>
            <text:p text:style-name="P12">16 <text:s text:c="7"/>f2.kmStand <text:span text:style-name="T36">+</text:span>= 550.0;</text:p>
            <text:p text:style-name="P11">1<text:span text:style-name="T28">7</text:span> </text:p>
            <text:p text:style-name="P8"><text:span text:style-name="T16">18 <text:s/></text:span><text:s text:c="6"/><text:span text:style-name="T15">if (f1.füllstand &lt; 10.0)</text:span></text:p>
            <text:p text:style-name="P8"><text:span text:style-name="T16">19 <text:s/></text:span><text:s text:c="6"/><text:span text:style-name="T15">{</text:span></text:p>
            <text:p text:style-name="P8"><text:span text:style-name="T28">20 <text:s/></text:span><text:s text:c="9"/><text:span text:style-name="T28">f1</text:span>.<text:span text:style-name="T28">füllstand</text:span> <text:span text:style-name="T15">+= 50</text:span>.0;</text:p>
            <text:p text:style-name="P8"><text:span text:style-name="T28">21 <text:s/></text:span><text:s text:c="6"/><text:span text:style-name="T15">}</text:span></text:p>
            <text:p text:style-name="P8"><text:span text:style-name="T28">22 <text:s/></text:span><text:s text:c="6"/><text:span text:style-name="T15">if (f2.füllstand &lt; 10.0)</text:span></text:p>
            <text:p text:style-name="P8"><text:span text:style-name="T28">23 <text:s/></text:span><text:s text:c="6"/><text:span text:style-name="T15">{</text:span></text:p>
            <text:p text:style-name="P8"><text:span text:style-name="T28">24 <text:s/></text:span><text:s text:c="9"/><text:span text:style-name="T28">f2</text:span>.<text:span text:style-name="T28">füllstand</text:span> <text:span text:style-name="T15">+= 70</text:span>.0;</text:p>
            <text:p text:style-name="P8"><text:span text:style-name="T28">25 <text:s/></text:span><text:s text:c="6"/><text:span text:style-name="T15">}</text:span></text:p>
            <text:p text:style-name="P10"><text:span text:style-name="T16">26 <text:s/></text:span><text:s text:c="3"/>}</text:p>
            <text:p text:style-name="P7"><text:span text:style-name="T16">27 <text:s/></text:span>}</text:p>
          </table:table-cell>
          <table:table-cell table:style-name="Tabelle2.A2" office:value-type="string">
            <text:p text:style-name="P9"><text:span text:style-name="T28">01 <text:s/></text:span>class <text:span text:style-name="T13">Fahrzeug</text:span></text:p>
            <text:p text:style-name="P9"><text:span text:style-name="T28">02 <text:s/></text:span>{</text:p>
            <text:p text:style-name="P9"><text:span text:style-name="T28">03 <text:s/></text:span><text:s text:c="3"/>double <text:span text:style-name="T28">tankGröße;</text:span></text:p>
            <text:p text:style-name="P12">04 <text:s text:c="4"/>double füllstand;</text:p>
            <text:p text:style-name="P12">05 <text:s text:c="4"/>double kmStand;</text:p>
            <text:p text:style-name="P8"><text:span text:style-name="T28">06 <text:s/></text:span>}</text:p>
          </table:table-cell>
        </table:table-row>
      </table:table>
      <text:p text:style-name="P20"/>
      <text:p text:style-name="P24"/>
      <text:p text:style-name="P26">Aufgabe</text:p>
      <text:p text:style-name="P17"/>
      <text:list xml:id="list576640891" text:style-name="L2">
        <text:list-item>
          <text:p text:style-name="P29"><text:span text:style-name="T29">Der Quellcode ist syntaktisch korrekt, kann also z.B. von BlueJ übersetzt werden.<text:line-break/>Programmierer A (Fuhrpark) sind aber einige </text:span><text:span text:style-name="T11">inhaltliche Fehler</text:span><text:span text:style-name="T29"> unterlaufen. <text:line-break/><text:line-break/></text:span><text:span text:style-name="T32">Beschreibe diese </text:span><text:span text:style-name="T33">Fehler </text:span><text:span text:style-name="T32">(mit Zeilenangaben).</text:span></text:p>
        </text:list-item>
      </text:list>
      <text:p text:style-name="P16"/>
      <text:list xml:id="list165045084195226" text:continue-numbering="true" text:style-name="L2">
        <text:list-item>
          <text:p text:style-name="P34"><text:span text:style-name="T22">Um solche i</text:span><text:span text:style-name="T20">nhaltliche</text:span><text:span text:style-name="T22">n</text:span><text:span text:style-name="T20"> Fehler</text:span><text:span text:style-name="T22"> auszuschließen, soll </text:span><text:span text:style-name="T21">für die</text:span><text:span text:style-name="T20"> Klasse Fahrzeug ein </text:span><text:span text:style-name="T24">besseres Modell</text:span><text:span text:style-name="T20"> entw</text:span><text:span text:style-name="T22">o</text:span><text:span text:style-name="T20">rfen </text:span><text:span text:style-name="T22">werden: </text:span><text:span text:style-name="T25">Die Attribute der Klasse Fahrzeug sollen mit dem Zugriffs-modifikator „private“ versehen werden, und es sollen Methoden entwickelt werden, mit denen Fahrzeuge dann bearbeitet werden können, </text:span><text:span text:style-name="T26">ohne dass </text:span><text:span text:style-name="T27">solche</text:span><text:span text:style-name="T26"> Fehler auftreten können.</text:span></text:p>
        </text:list-item>
      </text:list>
      <text:p text:style-name="P21"/>
      <text:list xml:id="list165046230247131" text:continue-numbering="true" text:style-name="L2">
        <text:list-item>
          <text:list>
            <text:list-item>
              <text:p text:style-name="P32">Erläutere, warum es sinnvoll ist, die Fahrzeug-Attribute als private zu deklarieren.</text:p>
            </text:list-item>
          </text:list>
        </text:list-item>
      </text:list>
      <text:p text:style-name="P21"/>
      <text:list xml:id="list165047099133807" text:continue-numbering="true" text:style-name="L2">
        <text:list-item>
          <text:list>
            <text:list-item>
              <text:p text:style-name="P35"><text:span text:style-name="T22">Gib an, welche Regeln für die Attribute </text:span><text:span text:style-name="T19">der Klasse Fahrzeug</text:span><text:span text:style-name="T22"> eingehalten werden </text:span><text:span text:style-name="T23">müssen</text:span><text:span text:style-name="T22"> </text:span><text:span text:style-name="T19">(gültige Wertebereiche, Zusammenhänge zwischen Attributen).</text:span></text:p>
            </text:list-item>
          </text:list>
        </text:list-item>
      </text:list>
      <text:p text:style-name="P22"/>
      <text:list xml:id="list165046139734059" text:continue-numbering="true" text:style-name="L2">
        <text:list-item>
          <text:list>
            <text:list-item>
              <text:p text:style-name="P36"><text:span text:style-name="T22">Ü</text:span><text:span text:style-name="T21">berlege, welche Methoden und ggf. welche Parameter </text:span><text:span text:style-name="T22">in der Klasse </text:span><text:span text:style-name="T21">Fahrzeu</text:span><text:span text:style-name="T22">g nützlich wären, insbesondere, damit</text:span><text:span text:style-name="T21"> </text:span><text:span text:style-name="T22">Programmierer A den Ablauf in der Klasse Fuhrpark implementieren kann.<text:line-break/>Gib jeweils den Methodenkopf und eine Beschreibung der Methode in Stichpunkten an.</text:span></text:p>
            </text:list-item>
          </text:list>
        </text:list-item>
      </text:list>
      <text:p text:style-name="P23"/>
      <text:list xml:id="list165046783859670" text:continue-numbering="true" text:style-name="L2">
        <text:list-item>
          <text:p text:style-name="P32"><text:span text:style-name="T10">Implementiere</text:span> das neue Modell der Klasse Fahrzeug mit der bereitgestellten BlueJ-Vorlage.</text:p>
        </text:list-item>
      </text:list>
      <text:p text:style-name="P15"/>
      <text:list xml:id="list165045935492668" text:continue-numbering="true" text:style-name="L2">
        <text:list-item>
          <text:p text:style-name="P30">Passe die Implementierung der Klasse Fuhrpark an, so dass die neuen Methoden der Klasse Fahrzeug verwendet werden. Auch in dieser Klasse gib die Zugriffsmodifikatoren an.</text:p>
        </text:list-item>
      </text:list>
      <text:p text:style-name="P15"/>
      <text:list xml:id="list165045977626898" text:continue-numbering="true" text:style-name="L2">
        <text:list-item>
          <text:p text:style-name="P31">Zeichne ein <text:span text:style-name="T10">Klassendiagramm</text:span> zu <text:span text:style-name="T17">deinem überarbeiteten </text:span>Quellcode <text:line-break/>(mit den Zugriffsmodifikatoren)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/>
      <text:p text:style-name="P25"/>
      <text:p text:style-name="P25"><draw:frame text:anchor-type="paragraph" draw:z-index="0" draw:name="Form1" draw:style-name="gr1" draw:text-style-name="P37" svg:width="1.795cm" svg:height="0.63cm" svg:x="15.196cm" svg:y="0.296cm"><draw:image xlink:href="Pictures/10000000000000580000001F196641809BB809C4.png" xlink:type="simple" xlink:show="embed" xlink:actuate="onLoad" loext:mime-type="image/png"><text:p/></draw:image></draw:frame></text:p>
      <text:p text:style-name="P27"><text:span text:style-name="T10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8">pothmann.de</text:span></text:a><text:span text:style-name="T18">, f</text:span><text:span text:style-name="T37">reigegeben unter </text:span><text:a xlink:type="simple" xlink:href="https://creativecommons.org/licenses/by-nc-sa/4.0/" text:style-name="Internet_20_link" text:visited-style-name="Visited_20_Internet_20_Link"><text:span text:style-name="T37">CC BY-NC-SA 4.0</text:span></text:a><text:span text:style-name="T37">, </text:span><text:span text:style-name="T38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d48b1c" officeooo:paragraph-rsid="00d48b1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0f7f1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Zugriffsmodifikator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50:44.766000000</dc:date>
    <meta:editing-duration>P4DT1H15M3S</meta:editing-duration>
    <meta:editing-cycles>180</meta:editing-cycles>
    <meta:generator>LibreOffice/6.2.5.2$Windows_X86_64 LibreOffice_project/1ec314fa52f458adc18c4f025c545a4e8b22c159</meta:generator>
    <meta:document-statistic meta:table-count="2" meta:image-count="0" meta:object-count="0" meta:page-count="2" meta:paragraph-count="52" meta:word-count="454" meta:character-count="3181" meta:non-whitespace-character-count="2623"/>
  </office:meta>
</office:document-meta>
</file>